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caed5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fo:color="#f04e4d"/>
    </style:style>
    <style:style style:name="ce3" style:family="table-cell" style:parent-style-name="Default">
      <style:table-cell-properties fo:background-color="#8f93c7"/>
      <style:text-properties fo:color="#f7a19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99"/>
    <style:style style:name="ce5" style:family="table-cell" style:parent-style-name="Default">
      <style:table-cell-properties fo:background-color="#f6b2d4" style:text-align-source="fix" style:repeat-content="false" fo:border="non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f6b2d4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bcaed5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3" table:default-cell-style-name="ce4"/>
        <table:table-column table:style-name="co3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5" office:value-type="string" calcext:value-type="string">
            <text:p>Szyf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5" office:value-type="string" calcext:value-type="string">
            <text:p>Szyf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formula="of:=CHAR(IF(CODE(LOWER([.L2]))-3&gt;122;CODE(LOWER([.L2]))-3-26;CODE(LOWER([.L2]))-3))" office:value-type="string" office:string-value="s" calcext:value-type="string">
            <text:p>s</text:p>
          </table:table-cell>
          <table:table-cell table:formula="of:=CHAR(IF(CODE(LOWER([.L2]))-2&gt;122;CODE(LOWER([.L2]))-2-26;CODE(LOWER([.L2]))-2))" office:value-type="string" office:string-value="t" calcext:value-type="string">
            <text:p>t</text:p>
          </table:table-cell>
          <table:table-cell table:formula="of:=CHAR(IF(CODE(LOWER([.L2]))-1&gt;122;CODE(LOWER([.L2]))-1-26;CODE(LOWER([.L2]))-1))" office:value-type="string" office:string-value="u" calcext:value-type="string">
            <text:p>u</text:p>
          </table:table-cell>
          <table:table-cell office:value-type="string" calcext:value-type="string">
            <text:p>v</text:p>
          </table:table-cell>
          <table:table-cell table:formula="of:=CHAR(IF(CODE(LOWER([.L2]))+1&gt;122;CODE(LOWER([.L2]))+1-26;CODE(LOWER([.L2]))+1))" office:value-type="string" office:string-value="w" calcext:value-type="string">
            <text:p>w</text:p>
          </table:table-cell>
          <table:table-cell table:formula="of:=CHAR(IF(CODE(LOWER([.L2]))+2&gt;122;CODE(LOWER([.L2]))+2-26;CODE(LOWER([.L2]))+2))" office:value-type="string" office:string-value="x" calcext:value-type="string">
            <text:p>x</text:p>
          </table:table-cell>
          <table:table-cell table:formula="of:=CHAR(IF(CODE(LOWER([.L2]))+3&gt;122;CODE(LOWER([.L2]))+3-26;CODE(LOWER([.L2]))+3))" office:value-type="string" office:string-value="y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formula="of:=CHAR(IF(CODE(LOWER([.L3]))-3&gt;122;CODE(LOWER([.L3]))-3-26;CODE(LOWER([.L3]))-3))" office:value-type="string" office:string-value="`" calcext:value-type="string">
            <text:p>`</text:p>
          </table:table-cell>
          <table:table-cell table:formula="of:=CHAR(IF(CODE(LOWER([.L3]))-2&gt;122;CODE(LOWER([.L3]))-2-26;CODE(LOWER([.L3]))-2))" office:value-type="string" office:string-value="a" calcext:value-type="string">
            <text:p>a</text:p>
          </table:table-cell>
          <table:table-cell table:formula="of:=CHAR(IF(CODE(LOWER([.L3]))-1&gt;122;CODE(LOWER([.L3]))-1-26;CODE(LOWER([.L3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L3]))+1&gt;122;CODE(LOWER([.L3]))+1-26;CODE(LOWER([.L3]))+1))" office:value-type="string" office:string-value="d" calcext:value-type="string">
            <text:p>d</text:p>
          </table:table-cell>
          <table:table-cell table:formula="of:=CHAR(IF(CODE(LOWER([.L3]))+2&gt;122;CODE(LOWER([.L3]))+2-26;CODE(LOWER([.L3]))+2))" office:value-type="string" office:string-value="e" calcext:value-type="string">
            <text:p>e</text:p>
          </table:table-cell>
          <table:table-cell table:formula="of:=CHAR(IF(CODE(LOWER([.L3]))+3&gt;122;CODE(LOWER([.L3]))+3-26;CODE(LOWER([.L3]))+3))" office:value-type="string" office:string-value="f" calcext:value-type="string">
            <text:p>f</text:p>
          </table:table-cell>
          <table:table-cell table:formula="of:=CHAR(IF(CODE(LOWER([.L2]))-1&gt;122;CODE(LOWER([.L2]))-1-26;CODE(LOWER([.L2]))-1))" office:value-type="string" office:string-value="u" calcext:value-type="string">
            <text:p>u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formula="of:=CHAR(IF(CODE(LOWER([.L4]))-3&gt;122;CODE(LOWER([.L4]))-3-26;CODE(LOWER([.L4]))-3))" office:value-type="string" office:string-value="_" calcext:value-type="string">
            <text:p>_</text:p>
          </table:table-cell>
          <table:table-cell office:value-type="string" calcext:value-type="string">
            <text:p>z</text:p>
          </table:table-cell>
          <table:table-cell table:formula="of:=CHAR(IF(CODE(LOWER([.L4]))-1&gt;122;CODE(LOWER([.L4]))-1-26;CODE(LOWER([.L4]))-1))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HAR(IF(CODE(LOWER([.L4]))+1&gt;122;CODE(LOWER([.L4]))+1-26;CODE(LOWER([.L4]))+1))" office:value-type="string" office:string-value="c" calcext:value-type="string">
            <text:p>c</text:p>
          </table:table-cell>
          <table:table-cell table:formula="of:=CHAR(IF(CODE(LOWER([.L4]))+2&gt;122;CODE(LOWER([.L4]))+2-26;CODE(LOWER([.L4]))+2))" office:value-type="string" office:string-value="d" calcext:value-type="string">
            <text:p>d</text:p>
          </table:table-cell>
          <table:table-cell table:formula="of:=CHAR(IF(CODE(LOWER([.L4]))+3&gt;122;CODE(LOWER([.L4]))+3-26;CODE(LOWER([.L4]))+3))" office:value-type="string" office:string-value="e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table:formula="of:=CHAR(IF(CODE(LOWER([.L5]))-3&gt;122;CODE(LOWER([.L5]))-3-26;CODE(LOWER([.L5]))-3))" office:value-type="string" office:string-value="f" calcext:value-type="string">
            <text:p>f</text:p>
          </table:table-cell>
          <table:table-cell table:formula="of:=CHAR(IF(CODE(LOWER([.L5]))-2&gt;122;CODE(LOWER([.L5]))-2-26;CODE(LOWER([.L5]))-2))" office:value-type="string" office:string-value="g" calcext:value-type="string">
            <text:p>g</text:p>
          </table:table-cell>
          <table:table-cell table:formula="of:=CHAR(IF(CODE(LOWER([.L5]))-1&gt;122;CODE(LOWER([.L5]))-1-26;CODE(LOWER([.L5]))-1))" office:value-type="string" office:string-value="h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HAR(IF(CODE(LOWER([.L5]))+1&gt;122;CODE(LOWER([.L5]))+1-26;CODE(LOWER([.L5]))+1))" office:value-type="string" office:string-value="j" calcext:value-type="string">
            <text:p>j</text:p>
          </table:table-cell>
          <table:table-cell table:formula="of:=CHAR(IF(CODE(LOWER([.L5]))+2&gt;122;CODE(LOWER([.L5]))+2-26;CODE(LOWER([.L5]))+2))" office:value-type="string" office:string-value="k" calcext:value-type="string">
            <text:p>k</text:p>
          </table:table-cell>
          <table:table-cell table:formula="of:=CHAR(IF(CODE(LOWER([.L5]))+3&gt;122;CODE(LOWER([.L5]))+3-26;CODE(LOWER([.L5]))+3)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formula="of:=CHAR(IF(CODE(LOWER([.L6]))-3&gt;122;CODE(LOWER([.L6]))-3-26;CODE(LOWER([.L6]))-3))" office:value-type="string" office:string-value="r" calcext:value-type="string">
            <text:p>r</text:p>
          </table:table-cell>
          <table:table-cell table:formula="of:=CHAR(IF(CODE(LOWER([.L6]))-2&gt;122;CODE(LOWER([.L6]))-2-26;CODE(LOWER([.L6]))-2))" office:value-type="string" office:string-value="s" calcext:value-type="string">
            <text:p>s</text:p>
          </table:table-cell>
          <table:table-cell table:formula="of:=CHAR(IF(CODE(LOWER([.L6]))-1&gt;122;CODE(LOWER([.L6]))-1-26;CODE(LOWER([.L6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L6]))+1&gt;122;CODE(LOWER([.L6]))+1-26;CODE(LOWER([.L6]))+1))" office:value-type="string" office:string-value="v" calcext:value-type="string">
            <text:p>v</text:p>
          </table:table-cell>
          <table:table-cell table:formula="of:=CHAR(IF(CODE(LOWER([.L6]))+2&gt;122;CODE(LOWER([.L6]))+2-26;CODE(LOWER([.L6]))+2))" office:value-type="string" office:string-value="w" calcext:value-type="string">
            <text:p>w</text:p>
          </table:table-cell>
          <table:table-cell table:formula="of:=CHAR(IF(CODE(LOWER([.L6]))+3&gt;122;CODE(LOWER([.L6]))+3-26;CODE(LOWER([.L6]))+3)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formula="of:=CHAR(IF(CODE(LOWER([.L7]))-3&gt;122;CODE(LOWER([.L7]))-3-26;CODE(LOWER([.L7]))-3))" office:value-type="string" office:string-value="c" calcext:value-type="string">
            <text:p>c</text:p>
          </table:table-cell>
          <table:table-cell table:formula="of:=CHAR(IF(CODE(LOWER([.L7]))-2&gt;122;CODE(LOWER([.L7]))-2-26;CODE(LOWER([.L7]))-2))" office:value-type="string" office:string-value="d" calcext:value-type="string">
            <text:p>d</text:p>
          </table:table-cell>
          <table:table-cell table:formula="of:=CHAR(IF(CODE(LOWER([.L7]))-1&gt;122;CODE(LOWER([.L7]))-1-26;CODE(LOWER([.L7]))-1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HAR(IF(CODE(LOWER([.L7]))+1&gt;122;CODE(LOWER([.L7]))+1-26;CODE(LOWER([.L7]))+1))" office:value-type="string" office:string-value="g" calcext:value-type="string">
            <text:p>g</text:p>
          </table:table-cell>
          <table:table-cell table:formula="of:=CHAR(IF(CODE(LOWER([.L7]))+2&gt;122;CODE(LOWER([.L7]))+2-26;CODE(LOWER([.L7]))+2))" office:value-type="string" office:string-value="h" calcext:value-type="string">
            <text:p>h</text:p>
          </table:table-cell>
          <table:table-cell table:formula="of:=CHAR(IF(CODE(LOWER([.L7]))+3&gt;122;CODE(LOWER([.L7]))+3-26;CODE(LOWER([.L7]))+3))" office:value-type="string" office:string-value="i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table:formula="of:=CHAR(IF(CODE(LOWER([.L8]))-3&gt;122;CODE(LOWER([.L8]))-3-26;CODE(LOWER([.L8]))-3))" office:value-type="string" office:string-value="e" calcext:value-type="string">
            <text:p>e</text:p>
          </table:table-cell>
          <table:table-cell table:formula="of:=CHAR(IF(CODE(LOWER([.L8]))-2&gt;122;CODE(LOWER([.L8]))-2-26;CODE(LOWER([.L8]))-2))" office:value-type="string" office:string-value="f" calcext:value-type="string">
            <text:p>f</text:p>
          </table:table-cell>
          <table:table-cell table:formula="of:=CHAR(IF(CODE(LOWER([.L8]))-1&gt;122;CODE(LOWER([.L8]))-1-26;CODE(LOWER([.L8]))-1)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HAR(IF(CODE(LOWER([.L8]))+1&gt;122;CODE(LOWER([.L8]))+1-26;CODE(LOWER([.L8]))+1))" office:value-type="string" office:string-value="i" calcext:value-type="string">
            <text:p>i</text:p>
          </table:table-cell>
          <table:table-cell table:formula="of:=CHAR(IF(CODE(LOWER([.L8]))+2&gt;122;CODE(LOWER([.L8]))+2-26;CODE(LOWER([.L8]))+2))" office:value-type="string" office:string-value="j" calcext:value-type="string">
            <text:p>j</text:p>
          </table:table-cell>
          <table:table-cell table:formula="of:=CHAR(IF(CODE(LOWER([.L8]))+3&gt;122;CODE(LOWER([.L8]))+3-26;CODE(LOWER([.L8]))+3))" office:value-type="string" office:string-value="k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formula="of:=CHAR(IF(CODE(LOWER([.L9]))-3&gt;122;CODE(LOWER([.L9]))-3-26;CODE(LOWER([.L9]))-3))" office:value-type="string" office:string-value="`" calcext:value-type="string">
            <text:p>`</text:p>
          </table:table-cell>
          <table:table-cell table:formula="of:=CHAR(IF(CODE(LOWER([.L9]))-2&gt;122;CODE(LOWER([.L9]))-2-26;CODE(LOWER([.L9]))-2))" office:value-type="string" office:string-value="a" calcext:value-type="string">
            <text:p>a</text:p>
          </table:table-cell>
          <table:table-cell table:formula="of:=CHAR(IF(CODE(LOWER([.L9]))-1&gt;122;CODE(LOWER([.L9]))-1-26;CODE(LOWER([.L9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L9]))+1&gt;122;CODE(LOWER([.L9]))+1-26;CODE(LOWER([.L9]))+1))" office:value-type="string" office:string-value="d" calcext:value-type="string">
            <text:p>d</text:p>
          </table:table-cell>
          <table:table-cell table:formula="of:=CHAR(IF(CODE(LOWER([.L9]))+2&gt;122;CODE(LOWER([.L9]))+2-26;CODE(LOWER([.L9]))+2))" office:value-type="string" office:string-value="e" calcext:value-type="string">
            <text:p>e</text:p>
          </table:table-cell>
          <table:table-cell table:formula="of:=CHAR(IF(CODE(LOWER([.L9]))+3&gt;122;CODE(LOWER([.L9]))+3-26;CODE(LOWER([.L9]))+3))" office:value-type="string" office:string-value="f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  <table:table-cell table:formula="of:=CHAR(IF(CODE(LOWER([.L10]))-3&gt;122;CODE(LOWER([.L10]))-3-26;CODE(LOWER([.L10]))-3))" office:value-type="string" office:string-value="a" calcext:value-type="string">
            <text:p>a</text:p>
          </table:table-cell>
          <table:table-cell table:formula="of:=CHAR(IF(CODE(LOWER([.L10]))-2&gt;122;CODE(LOWER([.L10]))-2-26;CODE(LOWER([.L10]))-2))" office:value-type="string" office:string-value="b" calcext:value-type="string">
            <text:p>b</text:p>
          </table:table-cell>
          <table:table-cell table:formula="of:=CHAR(IF(CODE(LOWER([.L10]))-1&gt;122;CODE(LOWER([.L10]))-1-26;CODE(LOWER([.L10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L10]))+1&gt;122;CODE(LOWER([.L10]))+1-26;CODE(LOWER([.L10]))+1))" office:value-type="string" office:string-value="e" calcext:value-type="string">
            <text:p>e</text:p>
          </table:table-cell>
          <table:table-cell table:formula="of:=CHAR(IF(CODE(LOWER([.L10]))+2&gt;122;CODE(LOWER([.L10]))+2-26;CODE(LOWER([.L10]))+2))" office:value-type="string" office:string-value="f" calcext:value-type="string">
            <text:p>f</text:p>
          </table:table-cell>
          <table:table-cell table:formula="of:=CHAR(IF(CODE(LOWER([.L10]))+3&gt;122;CODE(LOWER([.L10]))+3-26;CODE(LOWER([.L10]))+3))" office:value-type="string" office:string-value="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formula="of:=CHAR(IF(CODE(LOWER([.L11]))-3&gt;122;CODE(LOWER([.L11]))-3-26;CODE(LOWER([.L11]))-3))" office:value-type="string" office:string-value="r" calcext:value-type="string">
            <text:p>r</text:p>
          </table:table-cell>
          <table:table-cell table:formula="of:=CHAR(IF(CODE(LOWER([.L11]))-2&gt;122;CODE(LOWER([.L11]))-2-26;CODE(LOWER([.L11]))-2))" office:value-type="string" office:string-value="s" calcext:value-type="string">
            <text:p>s</text:p>
          </table:table-cell>
          <table:table-cell table:formula="of:=CHAR(IF(CODE(LOWER([.L11]))-1&gt;122;CODE(LOWER([.L11]))-1-26;CODE(LOWER([.L11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L11]))+1&gt;122;CODE(LOWER([.L11]))+1-26;CODE(LOWER([.L11]))+1))" office:value-type="string" office:string-value="v" calcext:value-type="string">
            <text:p>v</text:p>
          </table:table-cell>
          <table:table-cell table:formula="of:=CHAR(IF(CODE(LOWER([.L11]))+2&gt;122;CODE(LOWER([.L11]))+2-26;CODE(LOWER([.L11]))+2))" office:value-type="string" office:string-value="w" calcext:value-type="string">
            <text:p>w</text:p>
          </table:table-cell>
          <table:table-cell table:formula="of:=CHAR(IF(CODE(LOWER([.L11]))+3&gt;122;CODE(LOWER([.L11]))+3-26;CODE(LOWER([.L11]))+3)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table:formula="of:=CHAR(IF(CODE(LOWER([.L12]))-3&gt;122;CODE(LOWER([.L12]))-3-26;CODE(LOWER([.L12]))-3))" office:value-type="string" office:string-value="a" calcext:value-type="string">
            <text:p>a</text:p>
          </table:table-cell>
          <table:table-cell table:formula="of:=CHAR(IF(CODE(LOWER([.L12]))-2&gt;122;CODE(LOWER([.L12]))-2-26;CODE(LOWER([.L12]))-2))" office:value-type="string" office:string-value="b" calcext:value-type="string">
            <text:p>b</text:p>
          </table:table-cell>
          <table:table-cell table:formula="of:=CHAR(IF(CODE(LOWER([.L12]))-1&gt;122;CODE(LOWER([.L12]))-1-26;CODE(LOWER([.L12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L12]))+1&gt;122;CODE(LOWER([.L12]))+1-26;CODE(LOWER([.L12]))+1))" office:value-type="string" office:string-value="e" calcext:value-type="string">
            <text:p>e</text:p>
          </table:table-cell>
          <table:table-cell table:formula="of:=CHAR(IF(CODE(LOWER([.L12]))+2&gt;122;CODE(LOWER([.L12]))+2-26;CODE(LOWER([.L12]))+2))" office:value-type="string" office:string-value="f" calcext:value-type="string">
            <text:p>f</text:p>
          </table:table-cell>
          <table:table-cell table:formula="of:=CHAR(IF(CODE(LOWER([.L12]))+3&gt;122;CODE(LOWER([.L12]))+3-26;CODE(LOWER([.L12]))+3))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EFGH</text:p>
          </table:table-cell>
          <table:table-cell table:style-name="ce2" office:value-type="string" calcext:value-type="string">
            <text:p>IJKL</text:p>
          </table:table-cell>
          <table:table-cell table:style-name="ce2" office:value-type="string" calcext:value-type="string">
            <text:p>MNOP</text:p>
          </table:table-cell>
          <table:table-cell table:style-name="ce2" office:value-type="string" calcext:value-type="string">
            <text:p>QRST</text:p>
          </table:table-cell>
          <table:table-cell table:style-name="ce2" office:value-type="string" calcext:value-type="string">
            <text:p>UVWX</text:p>
          </table:table-cell>
          <table:table-cell table:style-name="ce2" office:value-type="string" calcext:value-type="string">
            <text:p>YZ</text:p>
          </table:table-cell>
          <table:table-cell/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KLUCZ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2" table:formula="of:=IF(CHAR(IF(CODE(LOWER([.A18]))&gt;122;CODE(LOWER([.A18]))-26;CODE(LOWER([.A18]))));CHAR(IF(CODE(LOWER([.A18]))&lt;97;CODE(LOWER([.A18]))+26;CODE(LOWER([.A15])))))" office:value-type="string" office:string-value="" calcext:value-type="error">
            <text:p>#VALUE!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08:56:36.7389875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2:08.467338619</meta:creation-date>
    <dc:date>2020-02-24T08:59:37.475353549</dc:date>
    <meta:editing-duration>PT19M21S</meta:editing-duration>
    <meta:editing-cycles>7</meta:editing-cycles>
    <meta:generator>LibreOffice/6.0.7.3$Linux_X86_64 LibreOffice_project/00m0$Build-3</meta:generator>
    <meta:document-statistic meta:table-count="1" meta:cell-count="183" meta:object-count="0"/>
  </office:meta>
</office:document-meta>
</file>